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draw:fill-color="#00cc33" draw:textarea-horizontal-align="justify" draw:textarea-vertical-align="middle" draw:auto-grow-height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99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99ff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24cm" svg:height="0.887cm" svg:x="7.604cm" svg:y="8.368cm">
          <text:p text:style-name="P1"><text:span text:style-name="T1">Flight</text:span><text:span text:style-name="T1"><text:line-break/></text:span><text:span text:style-name="T1">Data 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874cm" svg:height="0.887cm" svg:x="7.889cm" svg:y="10.527cm">
          <text:p text:style-name="P1"><text:span text:style-name="T1">Post-flight</text:span><text:span text:style-name="T1"><text:tab/></text:span><text:span text:style-name="T1"> </text:span></text:p>
          <text:p text:style-name="P1"><text:span text:style-name="T1">proces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132cm" svg:height="0.887cm" svg:x="7.758cm" svg:y="12.813cm">
          <text:p text:style-name="P1"><text:span text:style-name="T1">Post-mission</text:span></text:p>
          <text:p text:style-name="P1"><text:span text:style-name="T1">processing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1" draw:text-style-name="P5" draw:layer="layout" svg:width="1.637cm" svg:height="0.887cm" svg:x="7.992cm" svg:y="4.937cm">
            <text:p text:style-name="P4"><text:span text:style-name="T1">Pre-flight</text:span></text:p>
            <text:p text:style-name="P4"><text:span text:style-name="T1">planning</text:span></text:p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429cm" svg:height="1.27cm" svg:x="7.096cm" svg:y="5.826cm">
            <draw:text-box>
              <text:list text:style-name="L1">
                <text:list-item>
                  <text:p text:style-name="P6"><text:span text:style-name="T1">Safety </text:span><text:span text:style-name="T1">checks</text:span></text:p>
                </text:list-item>
                <text:list-item>
                  <text:p text:style-name="P6"><text:span text:style-name="T1">Sensor </text:span><text:span text:style-name="T1">calibration</text:span></text:p>
                </text:list-item>
                <text:list-item>
                  <text:p text:style-name="P6"><text:span text:style-name="T1">Data </text:span><text:span text:style-name="T1">collection</text:span></text:p>
                </text:list-item>
              </text:list>
            </draw:text-box>
          </draw:frame>
        </draw:g>
        <draw:connector draw:style-name="gr4" draw:text-style-name="P8" draw:layer="layout" draw:type="line" svg:x1="8.816cm" svg:y1="9.255cm" svg:x2="8.826cm" svg:y2="10.527cm" draw:start-shape="id1" draw:start-glue-point="2" draw:end-shape="id2" svg:d="M8816 9255l10 1272" svg:viewBox="0 0 11 1273">
          <text:p/>
        </draw:connector>
        <draw:connector draw:style-name="gr4" draw:text-style-name="P8" draw:layer="layout" draw:type="line" svg:x1="8.826cm" svg:y1="11.414cm" svg:x2="8.824cm" svg:y2="12.813cm" draw:start-shape="id2" draw:start-glue-point="2" draw:end-shape="id3" draw:end-glue-point="0" svg:d="M8826 11414l-2 1399" svg:viewBox="0 0 3 1400">
          <text:p/>
        </draw:connector>
        <draw:connector draw:style-name="gr4" draw:text-style-name="P8" draw:layer="layout" draw:type="line" svg:x1="8.81cm" svg:y1="7.096cm" svg:x2="8.816cm" svg:y2="8.368cm" draw:start-shape="id4" draw:start-glue-point="2" draw:end-shape="id1" draw:end-glue-point="0" svg:d="M8810 7096l6 1272" svg:viewBox="0 0 7 1273">
          <text:p/>
        </draw:connector>
        <draw:connector draw:style-name="gr5" draw:text-style-name="P8" draw:layer="layout" draw:type="curve" svg:x1="8.826cm" svg:y1="11.414cm" svg:x2="8.81cm" svg:y2="4.937cm" draw:start-shape="id2" draw:start-glue-point="2" draw:end-shape="id4" draw:end-glue-point="0" svg:d="M8826 11414c0 750 2199 501 2199-3239 0-3739-2215-3991-2215-3238" svg:viewBox="0 0 2216 7160">
          <text:p text:style-name="P1"><text:span text:style-name="T1">Iterative</text:span></text:p>
        </draw:connector>
        <draw:custom-shape draw:style-name="gr1" draw:text-style-name="P2" draw:layer="layout" svg:width="1.196cm" svg:height="0.569cm" svg:x="12.525cm" svg:y="5.098cm">
          <text:p text:style-name="P1"><text:span text:style-name="T1">F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67cm" svg:height="0.569cm" svg:x="12.487cm" svg:y="6.781cm">
          <text:p text:style-name="P1"><text:span text:style-name="T1">Mission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824cm" svg:y1="13.7cm" svg:x2="8.816cm" svg:y2="8.368cm" draw:start-shape="id3" draw:start-glue-point="2" draw:end-shape="id1" draw:end-glue-point="0" svg:d="M8824 13700c0 750 1705 500 1705-2667s-1713-3418-1713-2665" svg:viewBox="0 0 1714 6041">
          <text:p/>
        </draw:connector>
        <draw:connector draw:style-name="gr7" draw:text-style-name="P8" draw:layer="layout" draw:type="curve" draw:line-skew="0cm -5.326cm" svg:x1="8.824cm" svg:y1="13.7cm" svg:x2="8.81cm" svg:y2="4.937cm" draw:start-shape="id3" draw:start-glue-point="2" draw:end-shape="id4" draw:end-glue-point="0" svg:d="M8824 13700c0 750-3125 501-3125-4382 0-4882 3111-5134 3111-4381" svg:viewBox="0 0 3126 9403">
          <text:p text:style-name="P1"><text:span text:style-name="T1">Iterativ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4:58:51.085921065</meta:creation-date>
    <dc:date>2017-11-29T16:37:12.038035809</dc:date>
    <meta:editing-duration>PT57M6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